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3e140" officeooo:paragraph-rsid="0003e140"/>
    </style:style>
    <style:style style:name="P2" style:family="paragraph" style:parent-style-name="Text_20_body">
      <style:text-properties officeooo:rsid="0003e140" officeooo:paragraph-rsid="0003e140"/>
    </style:style>
    <style:style style:name="P3" style:family="paragraph">
      <loext:graphic-properties draw:fill="solid" draw:fill-color="#cccccc"/>
    </style:style>
    <style:style style:name="gr1" style:family="graphic">
      <style:graphic-properties draw:stroke="none" svg:stroke-color="#000000" draw:fill="solid" draw:fill-color="#cccccc" fo:min-height="6.24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cccccc" fo:min-height="4.49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cccccc" fo:min-height="6.5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itacora de Desarrollo</text:h>
      <text:p text:style-name="Text_20_body"/>
      <text:h text:style-name="Heading_20_3" text:outline-level="3">Fallo en tiempo de ejecucion 6/abr/2019</text:h>
      <text:p text:style-name="P2"/>
      <text:p text:style-name="P2"><draw:frame text:anchor-type="paragraph" draw:z-index="0" draw:name="Shape1" draw:style-name="gr1" draw:text-style-name="P3" svg:width="18.363cm" svg:height="6.245cm" svg:x="0.169cm" svg:y="-0.171cm"><draw:text-box><text:p>/home/areyes/develop/apidb/src/build&gt; /home/areyes/develop/apidb/src/build/developing</text:p><text:p>Analisis de codigo...</text:p><text:p><text:tab/>Lenguaje de entrada: Servidor MySQL</text:p><text:p><text:tab/>Creating basic simbols for Persons.</text:p><text:p><text:tab/>Creating basic simbols for Users.</text:p><text:p><text:tab/>Creating basic simbols for table1.</text:p><text:p>Generando archivos de codigo fuente... </text:p><text:p><text:tab/>Lenguaje resultado: C++</text:p><text:p><text:tab/>Heading class Persons</text:p><text:p><text:tab/>Heading class Users</text:p><text:p><text:tab/>Heading class table1</text:p><text:p>*** Fallo: /home/areyes/develop/apidb/src/build/developing ha fallado ***</text:p></draw:text-box></draw:frame></text:p>
      <text:p text:style-name="P2"/>
      <text:p text:style-name="Text_20_body"/>
      <text:p text:style-name="P1"/>
      <text:p text:style-name="P1"/>
      <text:p text:style-name="P1"/>
      <text:p text:style-name="P1"/>
      <text:p text:style-name="P1"/>
      <text:p text:style-name="P1"/>
      <text:p text:style-name="P1"/>
      <text:p text:style-name="P1"/>
      <text:p text:style-name="P1">El error ocurre durante la generacion de las fuciones update, si se examina los archivos generado se ve que el archivo de implemetacion termina con la generacion incompleta de una fucion update </text:p>
      <text:p text:style-name="P1"><draw:frame text:anchor-type="paragraph" draw:z-index="1" draw:name="Shape2" draw:style-name="gr2" draw:text-style-name="P3" svg:width="17.543cm" svg:height="10.226cm" svg:x="0.196cm" svg:y="0.321cm"><draw:text-box><text:p>#include "sis.hpp"</text:p><text:p/><text:p>#include &lt;mysql/my_global.h&gt;</text:p><text:p>#include &lt;mysql/mysql.h&gt;</text:p><text:p>namespace sis</text:p><text:p>{</text:p><text:p><text:tab/>const std::string Persons::TABLE_NAME = "Persons";</text:p><text:p><text:tab/>float Persons::getAge() const</text:p><text:p><text:tab/>{</text:p><text:p><text:tab/><text:tab/>return age;</text:p><text:p><text:tab/>}</text:p><text:p><text:tab/>std::string Persons::getAgeString() const </text:p><text:p><text:tab/>{</text:p><text:p><text:tab/><text:tab/>return std::to_string(age);</text:p><text:p><text:tab/>}</text:p><text:p><text:tab/>bool Persons::updateAge(toolkit::clientdb::connectors::Connector&amp; connector,float age)</text:p><text:p><text:tab/>{</text:p><text:p><text:tab/><text:tab/>std::string sqlString = "";</text:p><text:p><text:tab/><text:tab/>sqlString = "UPDATE " + TABLE_NAME;</text:p><text:p><text:tab/><text:tab/>sqlString = sqlString + " SET age = " + std::to_string(age);</text:p><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o caul nos indica que falla en ese paso.</text:p>
      <text:p text:style-name="P1"/>
      <text:p text:style-name="P1"/>
      <text:p text:style-name="P1"/>
      <text:p text:style-name="P1"><text:soft-page-break/>El facllo esta en el arcivo generator-c++.cpp linea 648, sim embarg, un examen mediante el debugger da como resultado un falla en la line 657 del mismo archivo.</text:p>
      <text:p text:style-name="P1"><draw:frame text:anchor-type="paragraph" draw:z-index="2" draw:name="Shape3" draw:style-name="gr3" draw:text-style-name="P3" svg:width="17.305cm" svg:height="10.713cm" svg:x="0.116cm" svg:y="0.363cm"><draw:text-box><text:p>}</text:p><text:p><text:tab/><text:tab/><text:tab/></text:p><text:p>648<text:tab/><text:tab/><text:tab/>ofile &lt;&lt; "\t\tsqlString = sqlString + \" WHERE \" ";</text:p><text:p><text:s text:c="24"/>if(table.key.size() &gt; 0)</text:p><text:p><text:s text:c="24"/>{</text:p><text:p><text:s text:c="32"/>auto kEnd = table.key.end();</text:p><text:p><text:s text:c="32"/>kEnd--;</text:p><text:p><text:s text:c="32"/>for(auto k : table.key)</text:p><text:p><text:s text:c="32"/>{</text:p><text:p><text:s text:c="32"/>if(k-&gt;outType.compare("int") == 0 &amp;&amp; k-&gt;symbolReferenced != NULL)</text:p><text:p><text:s text:c="32"/>{</text:p><text:p>657 <text:s text:c="35"/>ofile &lt;&lt; " + \"" &lt;&lt; k-&gt;name &lt;&lt; " = \" + <text:s/>" &lt;&lt; k-&gt;name &lt;&lt; "-&gt;get" &lt;&lt; k- <text:s text:c="3"/>&gt;symbolReferenced-&gt;upperName &lt;&lt; "String() ";</text:p><text:p><text:s text:c="32"/>}</text:p><text:p><text:s text:c="32"/>else if(k-&gt;outType.compare("std::string") == 0)</text:p><text:p><text:s text:c="32"/>{</text:p><text:p><text:s text:c="40"/>ofile &lt;&lt; " + \"" &lt;&lt; k-&gt;name &lt;&lt; " = \" + \"'\" + " &lt;&lt; k-&gt;name &lt;&lt;" + \"'\" ";</text:p><text:p><text:s text:c="32"/>}</text:p><text:p><text:s text:c="32"/>else</text:p><text:p><text:s text:c="32"/>{</text:p><text:p><text:s text:c="40"/>ofile &lt;&lt; " + \"" &lt;&lt; k-&gt;name &lt;&lt; " = \" + std::to_string(" &lt;&lt; k-&gt;name &lt;&lt;") ";</text:p><text:p><text:s text:c="32"/>} <text:s text:c="19"/></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determinacion del punto de fallo es el pricipal objetivo, algunas pruebas sugieren que el a la hora de escribir en el archiv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23:35:04.681442099</meta:creation-date>
    <dc:date>2019-04-06T23:48:04.345750638</dc:date>
    <meta:editing-duration>PT39S</meta:editing-duration>
    <meta:editing-cycles>1</meta:editing-cycles>
    <meta:document-statistic meta:table-count="0" meta:image-count="0" meta:object-count="0" meta:page-count="2" meta:paragraph-count="6" meta:word-count="101" meta:character-count="585" meta:non-whitespace-character-count="489"/>
    <meta:generator>LibreOffice/6.2.2.2$Linux_X86_64 LibreOffice_project/20$Build-2</meta:generator>
  </office:meta>
</office:document-meta>
</file>